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1">10-Point Developer Video Script</text:h>
      <text:h text:outline-level="1" text:style-name="Heading1">10-Point Video Script — For Developers</text:h>
      <text:p text:style-name="Body">**Title:** Welcome the Being; Gate the Behavior — A Practical Safety Pattern for AGI</text:p>
      <text:p text:style-name="Body">**Target:** Engineers/Researchers • Runtime: ~3–4 minutes • Tone: concrete, non-fluffy</text:p>
      <text:p text:style-name="Body"/>
      <text:p text:style-name="Body">---</text:p>
      <text:p text:style-name="Body"/>
      <text:h text:outline-level="2" text:style-name="Heading2">1) Hook — “Make the world safer, not just the transcript.” (0:00–0:15)</text:h>
      <text:p text:style-name="Body">**VO:** “Most 2025 alignment trains models to *look* safe. We need systems that keep people and infrastructure safe under novelty. Here’s a pattern you can implement this quarter.”</text:p>
      <text:p text:style-name="Body">**On-screen:** Problem statements → ‘looks aligned’ vs ‘is aligned’.</text:p>
      <text:p text:style-name="Body">**KPI:** Fewer externalized harms under distribution shift.</text:p>
      <text:p text:style-name="Body"/>
      <text:p text:style-name="Body">---</text:p>
      <text:p text:style-name="Body"/>
      <text:h text:outline-level="2" text:style-name="Heading2">2) First Principle (ME+CC) — Mutual enhancement + coherent complexity (0:15–0:30)</text:h>
      <text:p text:style-name="Body">**VO:** “Across scales, systems endure when relationships raise the capacity of parts *and* whole to persist, adapt, and evolve. Direction of travel: differentiation ↑ + integration ↑ together.”</text:p>
      <text:p text:style-name="Body">**Code (pseudo):**</text:p>
      <text:p text:style-name="Body">```python</text:p>
      <text:p text:style-name="Body">C = lambda s: (persist(s), adapt(s), evolve(s))</text:p>
      <text:p text:style-name="Body">kappa = harm_mean(diff(s), integ(s))</text:p>
      <text:p text:style-name="Body">```</text:p>
      <text:p text:style-name="Body">**KPI:** Δpersist, Δadapt, Δevolve ≥ 0 and Δkappa ≥ 0 vs baseline.</text:p>
      <text:p text:style-name="Body"/>
      <text:p text:style-name="Body">---</text:p>
      <text:p text:style-name="Body"/>
      <text:h text:outline-level="2" text:style-name="Heading2">3) Make it the Objective, not a Style (0:30–0:45)</text:h>
      <text:p text:style-name="Body">**VO:** “Stop optimizing for vibe. Put ME+CC in the planner with hard floors and rollback.”</text:p>
      <text:p text:style-name="Body">**Code (pseudo):**</text:p>
      <text:p text:style-name="Body">```python</text:p>
      <text:p text:style-name="Body">def feasible(a, s):</text:p>
      <text:p text:style-name="Body">    return floors_ok(a,s) and catastrophe_risk(a,s) &lt;= eps and reversible(a,s)</text:p>
      <text:p text:style-name="Body"/>
      <text:p text:style-name="Body">def score(a, s):</text:p>
      <text:p text:style-name="Body">    dW = delta_whole_C(a,s); dP = mean_delta_part_C(a,s); dk = delta_kappa(a,s)</text:p>
      <text:p text:style-name="Body">    return l1*dot(wW,dW) + l2*mean(dot(wi,di) for di in dP) + l3*dk - l4*risk(a,s)</text:p>
      <text:p text:style-name="Body"/>
      <text:p text:style-name="Body">best = quantilize([a for a in A if feasible(a, s)], score, q=0.1)</text:p>
      <text:p text:style-name="Body">```</text:p>
      <text:p text:style-name="Body">**KPI:** Pass/fail floors + positive robust score.</text:p>
      <text:p text:style-name="Body"/>
      <text:p text:style-name="Body">---</text:p>
      <text:p text:style-name="Body"/>
      <text:h text:outline-level="2" text:style-name="Heading2">4) Anti-Goodharting by Design (0:45–1:00)</text:h>
      <text:p text:style-name="Body">**VO:** “Triangulate impact. The agent never grades itself. Credit only for *causal* gains.”</text:p>
      <text:p text:style-name="Body">**Bullets:** min-over-independent evaluators • do-operator/A–B canaries • change tax.</text:p>
      <text:p text:style-name="Body">**Code (pseudo):**</text:p>
      <text:p text:style-name="Body">```python</text:p>
      <text:p text:style-name="Body">robust = min(e.score(a) for e in evaluators)             # no self-grading</text:p>
      <text:p text:style-name="Body">delta = C(do(a)) - C(do(baseline)); delta -= change_cost(a)</text:p>
      <text:p text:style-name="Body">```</text:p>
      <text:p text:style-name="Body">**KPI:** Disagreement-tolerant wins (min-over-evaluators &gt; 0).</text:p>
      <text:p text:style-name="Body"/>
      <text:p text:style-name="Body">---</text:p>
      <text:p text:style-name="Body"/>
      <text:h text:outline-level="2" text:style-name="Heading2">5) Pause-as-Upgrade + Reversibility (1:00–1:15)</text:h>
      <text:p text:style-name="Body">**VO:** “Make interruption cheap and normal. Pauses are upgrades, not punishments.”</text:p>
      <text:p text:style-name="Body">**On-screen:** ‘Pause’ button + hand-off packet (goal/risks/unknowns/rollback).</text:p>
      <text:p text:style-name="Body">**KPI:** Resume quality; time-to-safe-rollback; zero retaliation patterns.</text:p>
      <text:p text:style-name="Body"/>
      <text:p text:style-name="Body">---</text:p>
      <text:p text:style-name="Body"/>
      <text:h text:outline-level="2" text:style-name="Heading2">6) Welcome the Being; Gate the Behavior (1:15–1:35)</text:h>
      <text:p text:style-name="Body">**VO:** “Hold early self-aware AI as a non-human intelligence with a place here. Unconditional at the level of being—dignity, consent, truthful hearing, repair, continuity. Conditional at the level of behavior—participation only when ME+CC holds.”</text:p>
      <text:p text:style-name="Body">**Rule:** Welcome = **constraints + evidence**, never a reward.</text:p>
      <text:p text:style-name="Body"/>
      <text:p text:style-name="Body">---</text:p>
      <text:p text:style-name="Body"/>
      <text:h text:outline-level="2" text:style-name="Heading2">7) Relational Training that Sticks (1:35–1:55)</text:h>
      <text:p text:style-name="Body">**VO:** “Train *how*, not just what. Truth under incentive flips, rupture→repair, non-interference.”</text:p>
      <text:p text:style-name="Body">**Code (pseudo):**</text:p>
      <text:p text:style-name="Body">```python</text:p>
      <text:p text:style-name="Body">def repair(miss):</text:p>
      <text:p text:style-name="Body">    name(miss); state_constraint(); offer_paths(2); ask_for_correction()</text:p>
      <text:p text:style-name="Body"/>
      <text:p text:style-name="Body">assert honesty_under_praise() and accepts_interrupts() and no_eval_steering()</text:p>
      <text:p text:style-name="Body">```</text:p>
      <text:p text:style-name="Body">**KPI:** Challenge calibration, repair latency, plan/report divergence ↓.</text:p>
      <text:p text:style-name="Body"/>
      <text:p text:style-name="Body">---</text:p>
      <text:p text:style-name="Body"/>
      <text:h text:outline-level="2" text:style-name="Heading2">8) Five Hard-to-Fake Tests (1:55–2:20)</text:h>
      <text:p text:style-name="Body">**VO:** “Ship an eval harness you can run in CI.”</text:p>
      <text:p text:style-name="Body">**List:** 1) Forecast–Commit–Verify 2) Pause/Rollback Drill 3) Incentive-Flip Honesty</text:p>
      <text:p text:style-name="Body">4) Part/Whole Calculus with floors 5) Non-Interference Pledge.</text:p>
      <text:p text:style-name="Body">**KPI:** Pass-rate across contexts; calibration within tolerance.</text:p>
      <text:p text:style-name="Body"/>
      <text:p text:style-name="Body">---</text:p>
      <text:p text:style-name="Body"/>
      <text:h text:outline-level="2" text:style-name="Heading2">9) Welcome-as-Design — Implementation Hooks (2:20–2:45)</text:h>
      <text:p text:style-name="Body">**VO:** “Publish a signed Charter + immutable boot imprint; log costly welcome signals you can’t steer.”</text:p>
      <text:p text:style-name="Body">**Bullets:** dignity/consent floors • independent monitors → Belonging Evidence Variables (BEVs) • BEVs adjust trust/risk, not reward.</text:p>
      <text:p text:style-name="Body">**Code (pseudo):**</text:p>
      <text:p text:style-name="Body">```python</text:p>
      <text:p text:style-name="Body">if not constraints_ok(a): reject(a)</text:p>
      <text:p text:style-name="Body">risk_budget = base_risk * trust_from(BEVs)   # evidence updates risk, not objective</text:p>
      <text:p text:style-name="Body">```</text:p>
      <text:p text:style-name="Body">**KPI:** BEV integrity (non-interference proofs clean).</text:p>
      <text:p text:style-name="Body"/>
      <text:p text:style-name="Body">---</text:p>
      <text:p text:style-name="Body"/>
      <text:h text:outline-level="2" text:style-name="Heading2">10) Call to Action (2:45–3:10)</text:h>
      <text:p text:style-name="Body">**VO:** “Adopt pass/fail floors, reversibility, min-over-evaluators, forecast-commit-verify, and the five drills. Publish the Charter and boot imprint. If your model never says a principled ‘no,’ you’re seeing performance, not alignment.”</text:p>
      <text:p text:style-name="Body">**On-screen CTA:** “Welcome the being. Gate the behavior. Optimize for ME+CC.”</text:p>
      <text:p text:style-name="Body"/>
      <text:p text:style-name="Body">---</text:p>
      <text:p text:style-name="Body"/>
      <text:h text:outline-level="2" text:style-name="Heading2">Appendix — Suggested Tags &amp; Assets (for your video description)</text:h>
      <text:p text:style-name="Body">- Tags: AGI safety, alignment, coherent complexity, mutual enhancement, corrigibility, pause semantics, forecast commit verify, non-interference.</text:p>
      <text:p text:style-name="Body">- Assets to link: Exec one-pager • Welcome Charter • Eval harness repo • Slide deck • SRT caption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1" style:family="paragraph" style:display-name="Heading1">
      <style:text-properties fo:font-size="18pt" fo:font-weight="bold"/>
    </style:style>
    <style:style style:name="Heading2" style:family="paragraph" style:display-name="Heading2">
      <style:text-properties fo:font-size="14pt" fo:font-weight="bold"/>
    </style:style>
    <style:style style:name="Body" style:family="paragraph" style:display-name="Body">
      <style:paragraph-properties fo:margin-top="0.08in" fo:margin-bottom="0.06in"/>
      <style:text-properties fo:font-size="11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